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Helper.matches( PatternMatcher m , ModuleRevisionId exp , ModuleRevisionId m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erHelper.matches( PatternMatcher m , ArtifactId exp , ArtifactId a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erHelper.isExact( PatternMatcher m , String 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Helper.matches( PatternMatcher m , ModuleId exp , ModuleId 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Helper.Matche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cherHelper.isExact( PatternMatcher m , ModuleRevisionId ex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Helper.matches( PatternMatcher m , String expressio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Helper.isExact( PatternMatcher m , ModuleId ex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